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master-page-name="Standard">
      <style:paragraph-properties style:page-number="auto"/>
    </style:style>
    <style:style style:name="P3" style:family="paragraph" style:parent-style-name="Heading_20_1">
      <style:paragraph-properties fo:text-align="justify" style:justify-single-word="false"/>
    </style:style>
    <style:style style:name="P4" style:family="paragraph" style:parent-style-name="Heading_20_2">
      <style:paragraph-properties fo:text-align="justify" style:justify-single-word="false"/>
    </style:style>
    <style:style style:name="T1" style:family="text">
      <style:text-properties fo:language="en" fo:country="GB"/>
    </style:style>
    <style:style style:name="T2" style:family="text">
      <style:text-properties fo:font-style="italic" style:font-style-asian="italic"/>
    </style:style>
    <style:style style:name="T3" style:family="text">
      <style:text-properties fo:color="#00000a" style:font-name="Times New Roman" style:font-name-complex="Times New Roman1"/>
    </style:style>
    <style:style style:name="T4"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opyeditor : Mathilde Nicolas. </text:span></text:p>
      <text:p text:style-name="Text_20_body"><text:span text:style-name="T1">Creator: Philidor André (1652?-1730). </text:span></text:p>
      <text:p text:style-name="Text_20_body">Title: Les Amours Deguisez, Ballet du Roy, Dansée par Sa Majesté, au mois de Fevrier 1664, recueilly par Philidor l'aisné en 1690</text:p>
      <text:p text:style-name="Text_20_body">Date: 1690. </text:p>
      <text:p text:style-name="Text_20_body">Bibl: Philidor André, <text:span text:style-name="T2">Les Amours Deguisez, Ballet du Roy, Dansée par Sa Majesté, au mois de Fevrier 1664, recueilly par Philidor l'aisné en 1690</text:span><text:bookmark text:name="_GoBack"/>, 1690.</text:p>
      <text:p text:style-name="Text_20_body"/>
      <text:list xml:id="list5588456190352371327" text:style-name="Outline">
        <text:list-item>
          <text:h text:style-name="P3" text:outline-level="1"><text:span text:style-name="T3">LES AMOURS DEGUISEZ</text:span></text:h>
          <text:list>
            <text:list-item>
              <text:h text:style-name="P4" text:outline-level="2"><text:span text:style-name="T3">BALLET DU ROY</text:span></text:h>
            </text:list-item>
          </text:list>
        </text:list-item>
      </text:list>
      <text:p text:style-name="Text_20_body">Dansée par sa Majesté au mois de Fevrier <text:s/>1664</text:p>
      <text:p text:style-name="Text_20_body">Receuilly par Philidor laisné en 1690</text:p>
      <text:p text:style-name="Text_20_body"/>
      <text:p text:style-name="Text_20_body">Les Amours Déguisez</text:p>
      <text:p text:style-name="Text_20_body">Ballet</text:p>
      <text:p text:style-name="Text_20_body"/>
      <text:p text:style-name="Text_20_body">Argument</text:p>
      <text:p text:style-name="Text_20_body">Le Théatre s’ouvre par un combat de deux differentes harmonies, la plus-Forte et composée des Arts et des Vertus qui suivent <text:span text:style-name="_3c_name_3e_">Pallas</text:span>, et la plus douce, les graces et les Plaisirs qui accompagnent <text:span text:style-name="_3c_name_3e_">Venus</text:span>. </text:p>
      <text:p text:style-name="Text_20_body"/>
      <text:p text:style-name="Text_20_body"><text:span text:style-name="_3c_pb_3e_">1</text:span></text:p>
      <text:p text:style-name="Text_20_body">Ouverture</text:p>
      <text:p text:style-name="Text_20_body"/>
      <text:p text:style-name="Text_20_body"><text:span text:style-name="_3c_pb_3e_">2</text:span></text:p>
      <text:p text:style-name="P1">Simphonie des Arts des Graces &amp; des Plaisirs<text:line-break/>Les arts tous le monde joue<text:line-break/>Les Graces et les Plaisirs a Partis simple meslé de flustes<text:line-break/>Les Graces et les Plaisirs<text:line-break/>Les arts</text:p>
      <text:p text:style-name="P1"/>
      <text:p text:style-name="P1"><text:span text:style-name="_3c_pb_3e_">3</text:span></text:p>
      <text:p text:style-name="P1">Les arts<text:line-break/>Les Graces et les Plaisirs<text:line-break/>Les Graces et les Plaisirs<text:line-break/>Les arts<text:line-break/>Les arts<text:line-break/><text:soft-page-break/>Les Graces et les Plaisirs<text:line-break/>Les Graces et les Plaisirs<text:line-break/>Les arts</text:p>
      <text:p text:style-name="P1"/>
      <text:p text:style-name="P1"><text:span text:style-name="_3c_pb_3e_">4<text:line-break/></text:span>Les arts<text:line-break/>Les Graces et les Plaisirs<text:line-break/>Les Graces et les Plaisirs<text:line-break/>Les arts<text:line-break/>Les arts<text:line-break/>Les Graces et les Plaisirs<text:line-break/>Les Graces et les Plaisirs<text:line-break/>Les arts</text:p>
      <text:p text:style-name="P1"/>
      <text:p text:style-name="P1"><text:span text:style-name="_3c_pb_3e_">5</text:span></text:p>
      <text:p text:style-name="P1">Les arts<text:line-break/>Les Graces et les Plaisirs<text:line-break/>Les Graces et les Plaisirs<text:line-break/>Les arts<text:line-break/>Les arts<text:line-break/>Les Graces et les Plaisirs<text:line-break/>Les Graces et les Plaisirs<text:line-break/>Les arts</text:p>
      <text:p text:style-name="Text_20_body"/>
      <text:p text:style-name="Text_20_body"><text:span text:style-name="_3c_pb_3e_">6 </text:span></text:p>
      <text:p text:style-name="Text_20_body">Argument</text:p>
      <text:p text:style-name="Text_20_body"/>
      <text:p text:style-name="Text_20_body"><text:span text:style-name="_3c_name_3e_">Venus,</text:span> et <text:span text:style-name="_3c_name_3e_">Pallas</text:span> prenant le party, l’une du plaisir, et l’autre de la vertu entrent en contestation, cependant que <text:span text:style-name="_3c_name_3e_">Mercure</text:span> qui tasche de les accorder leur propose de prendre le <text:span text:style-name="_3c_persName_3e_">Roy</text:span> pour Arbitre de leur different ; toutes deux-l’acceptent avec une-égale satisfaction ; Mais <text:span text:style-name="_3c_name_3e_">Pallas </text:span>qui connoist l’avantage qu’elle a dans le choix d’un tel Juge insulte à sa Rivale, et apres luy avoir fait remarquer combien <text:span text:style-name="_3c_persName_3e_">sa Majesté</text:span> par toutes ses actions se déclare ouvertement pour la vertu, <text:s/>la laisse dans la confusion</text:p>
      <text:p text:style-name="Text_20_body"/>
      <text:p text:style-name="Text_20_body"><text:span text:style-name="_3c_name_3e_">Venus</text:span> revenuë de son premier étonnement veut faire effort pour dompter l’Orgueil de <text:span text:style-name="_3c_name_3e_">Pallas</text:span> en gagnant le cœur du <text:span text:style-name="_3c_persName_3e_">Roy</text:span>, et pour Unir toutes ses forces dans ce grand dessein, elle prie <text:span text:style-name="_3c_name_3e_">Mercure</text:span> de voler dans tous les coins du Monde, afin de rassembler tous les Amours qui s’y trouvent dispersez. Mais lorsqu’il est prest de partir, elle a peur qu’il n’en sache pas reconnoistre la plus grande partie, qui pour faire reussir des entreprises importantes, se déguisent, et se cachent sous des formes empruntées, et pour luy donner moyen de ne s’y pas <text:soft-page-break/>tromper, elle luy fait voir plusieurs de leurs déguisemens qui seront expliquez dans chacune des Entrées du <text:span text:style-name="_3c_tech_3e_">Ballet</text:span>. </text:p>
      <text:p text:style-name="Text_20_body"/>
      <text:p text:style-name="Text_20_body"><text:span text:style-name="_3c_pb_3e_">7</text:span></text:p>
      <text:p text:style-name="Text_20_body">Dialogue</text:p>
      <text:p text:style-name="Text_20_body">Pallas, Venus, Mercure</text:p>
      <text:p text:style-name="Text_20_body"/>
      <text:p text:style-name="Text_20_body">Mercure</text:p>
      <text:p text:style-name="Text_20_body">Surquoy contestez vous ? peut-on vous accorder</text:p>
      <text:p text:style-name="Text_20_body"/>
      <text:p text:style-name="Text_20_body">Venus</text:p>
      <text:p text:style-name="_3c_l_3e_">La sçavante Pallas nous s’en persuader</text:p>
      <text:p text:style-name="_3c_l_3e_">Que son visage austere, et le bruit de ses armes</text:p>
      <text:p text:style-name="_3c_l_3e_">Doivent pour les Mortels avoir de plus doux charmes</text:p>
      <text:p text:style-name="_3c_l_3e_">Que les Jeux, les Plaisirs et les Graces, et l’Amour</text:p>
      <text:p text:style-name="_3c_l_3e_">Qui marchent à ma suite, et composent ma Cour. </text:p>
      <text:p text:style-name="Text_20_body"/>
      <text:p text:style-name="Text_20_body">Pallas</text:p>
      <text:p text:style-name="_3c_l_3e_">Et la belle Venus pretend nous faire croire</text:p>
      <text:p text:style-name="_3c_l_3e_">Que les Arts, les Vertus et la Puissance, et la gloire</text:p>
      <text:p text:style-name="_3c_l_3e_">Ne versent pas dans l’ame un plus parfait bon-heur</text:p>
      <text:p text:style-name="_3c_l_3e_">Que de ses vains appas la trompeuse-douceur. </text:p>
      <text:p text:style-name="_3c_l_3e_"/>
      <text:p text:style-name="Text_20_body"><text:span text:style-name="_3c_pb_3e_">8</text:span></text:p>
      <text:p text:style-name="Text_20_body">Venus.</text:p>
      <text:p text:style-name="_3c_l_3e_">Est-il rien si charmant que cet heureux martyre</text:p>
      <text:p text:style-name="_3c_l_3e_">Que l’on aime à souffrir à lorsqu’on en soupire ?</text:p>
      <text:p text:style-name="Text_20_body"/>
      <text:p text:style-name="Text_20_body">Pallas.</text:p>
      <text:p text:style-name="_3c_l_3e_">Est-il rien de si noble, et de si glorieux</text:p>
      <text:p text:style-name="_3c_l_3e_">Que de voir un mortel se rendre égal aux Dieux ?</text:p>
      <text:p text:style-name="_3c_l_3e_">Et de ses longs travaux avoir pour recompense</text:p>
      <text:p text:style-name="_3c_l_3e_">Le royal repos ; la vertu, l’honneur et la puissance. </text:p>
      <text:p text:style-name="Text_20_body"/>
      <text:p text:style-name="Text_20_body">Venus.</text:p>
      <text:p text:style-name="_3c_l_3e_">Qui d’un aimable objet adore les beaux yeux</text:p>
      <text:p text:style-name="_3c_l_3e_">Trouve ses sens plus doux que l’Empire des Cieux, </text:p>
      <text:p text:style-name="_3c_l_3e_">Et ne voit rien d’égal à la gloire immortelle</text:p>
      <text:p text:style-name="_3c_l_3e_">De rogner sur un cœur amoureux, et fidelle. </text:p>
      <text:p text:style-name="Text_20_body"/>
      <text:p text:style-name="Text_20_body"><text:soft-page-break/>Pallas. </text:p>
      <text:p text:style-name="_3c_l_3e_">Tout cede à la valeur. </text:p>
      <text:p text:style-name="Text_20_body"/>
      <text:p text:style-name="Text_20_body">Venus. </text:p>
      <text:p text:style-name="_3c_l_3e_">L’amour peut tout charmer. </text:p>
      <text:p text:style-name="Text_20_body"/>
      <text:p text:style-name="Text_20_body">Pallas. </text:p>
      <text:p text:style-name="_3c_l_3e_">Ah qu’il est beau de vaincre. </text:p>
      <text:p text:style-name="Text_20_body"/>
      <text:p text:style-name="Text_20_body"><text:span text:style-name="_3c_pb_3e_">9</text:span></text:p>
      <text:p text:style-name="Text_20_body">Venus.</text:p>
      <text:p text:style-name="_3c_l_3e_">Ah ! qu’il est doux d’aimer. </text:p>
      <text:p text:style-name="Text_20_body"/>
      <text:p text:style-name="Text_20_body">Pallas</text:p>
      <text:p text:style-name="_3c_l_3e_">On voit mes Conquerans plus crains que le Tonnerre.</text:p>
      <text:p text:style-name="Text_20_body"/>
      <text:p text:style-name="Text_20_body">Venus. </text:p>
      <text:p text:style-name="_3c_l_3e_">Ils temblent à mes pieds, ces Maitres de la Terre. </text:p>
      <text:p text:style-name="Text_20_body"/>
      <text:p text:style-name="Text_20_body">Pallas. </text:p>
      <text:p text:style-name="_3c_l_3e_">Par vos vaines douceurs un Amant arresté</text:p>
      <text:p text:style-name="_3c_l_3e_">Languit dans la molesse, et dans l’oisiveté. </text:p>
      <text:p text:style-name="Text_20_body"/>
      <text:p text:style-name="Text_20_body">Venus. </text:p>
      <text:p text:style-name="_3c_l_3e_">On a veû par l’effort des amoureuses flames</text:p>
      <text:p text:style-name="_3c_l_3e_">Naitre cent beaux desirs dans les plus belles ames ;</text:p>
      <text:p text:style-name="_3c_l_3e_">Mille explois qu’on admire, et dont vous vous parez</text:p>
      <text:p text:style-name="_3c_l_3e_">Furent à vous Heros par l’Amour inspirez. </text:p>
      <text:p text:style-name="Text_20_body"/>
      <text:p text:style-name="Text_20_body">Pallas. </text:p>
      <text:p text:style-name="_3c_l_3e_">Si graces à mes vertus, quelqu’ame genereuse</text:p>
      <text:p text:style-name="_3c_l_3e_">a sçeu se bien servir de l’ardeur amoureux ;</text:p>
      <text:p text:style-name="_3c_l_3e_">A quels déréglements à quelles cruautez</text:p>
      <text:p text:style-name="_3c_l_3e_">Tous vos autres Amans se sont-ils emportez ?</text:p>
      <text:p text:style-name="_3c_l_3e_"/>
      <text:p text:style-name="Text_20_body"><text:span text:style-name="_3c_pb_3e_">10</text:span></text:p>
      <text:p text:style-name="_3c_l_3e_">D’un soupçon qu’on se fait, d’un refus qu’on merite</text:p>
      <text:p text:style-name="_3c_l_3e_">La vangeance qu’on cherche est toujours sans limite.</text:p>
      <text:p text:style-name="_3c_l_3e_">L’Imposture, le fer, la flâme, et le poison</text:p>
      <text:p text:style-name="_3c_l_3e_"><text:soft-page-break/>Semblent encor trop doux pour en tirer raison ;</text:p>
      <text:p text:style-name="_3c_l_3e_">Et de tant de forfaits, recompense legere, </text:p>
      <text:p text:style-name="_3c_l_3e_">On trouve un cœur changeant, une foy mensongere</text:p>
      <text:p text:style-name="_3c_l_3e_">On poursuit un objet, qui foible et delicat</text:p>
      <text:p text:style-name="_3c_l_3e_">Chaque moment s’efface, et perd de son éclat :</text:p>
      <text:p text:style-name="_3c_l_3e_">Mais le prix des vertus, d’immortelle nature,</text:p>
      <text:p text:style-name="_3c_l_3e_">Ny du temps, ny du Sort, ne reçoit point d’injure. <text:s/></text:p>
      <text:p text:style-name="_3c_l_3e_"/>
      <text:p text:style-name="Text_20_body">Venus.</text:p>
      <text:p text:style-name="_3c_l_3e_">Cette immortalité qu’on étale à nos yeux</text:p>
      <text:p text:style-name="_3c_l_3e_">Fait porter le Carnage, et la mort en tous lieux, </text:p>
      <text:p text:style-name="_3c_l_3e_">Et parmy vos Guerriers cette vertu cruelle, </text:p>
      <text:p text:style-name="_3c_l_3e_">Cette noble fureur qui vous paroist si belle, </text:p>
      <text:p text:style-name="_3c_l_3e_">Cette aspre audité du sang des malheureux, </text:p>
      <text:p text:style-name="_3c_l_3e_">C’est par où l’on acquiert le nom de valeureux, </text:p>
      <text:p text:style-name="_3c_l_3e_">Où par qui, pour mieux dire ; on fait autant de crimes,</text:p>
      <text:p text:style-name="_3c_l_3e_">Qu’à vos sanglans Autels on offre de victimes ;</text:p>
      <text:p text:style-name="_3c_l_3e_">Mais tous ces Conquerans, si folement vantez, </text:p>
      <text:p text:style-name="_3c_l_3e_">Pour de si longs travaux, pour tant d’inpiétez, </text:p>
      <text:p text:style-name="_3c_l_3e_">Pour tant de sang versé sur la terre opprimée, </text:p>
      <text:p text:style-name="_3c_l_3e_">Qu’ont-ils ? qu’un peu de vent, qu’on nomme Renommée ?</text:p>
      <text:p text:style-name="_3c_l_3e_"/>
      <text:p text:style-name="Text_20_body">Mercure. </text:p>
      <text:p text:style-name="_3c_l_3e_">Tant d’aigreur conveint mal à des Divinitez. </text:p>
      <text:p text:style-name="_3c_l_3e_"/>
      <text:p text:style-name="Text_20_body">Pallas</text:p>
      <text:p text:style-name="_3c_l_3e_">Vous vous échaufez trop. </text:p>
      <text:p text:style-name="_3c_l_3e_"/>
      <text:p text:style-name="Text_20_body"><text:span text:style-name="_3c_pb_3e_">11</text:span></text:p>
      <text:p text:style-name="Text_20_body">Venus.</text:p>
      <text:p text:style-name="_3c_l_3e_">Et vous vous emportez. </text:p>
      <text:p text:style-name="_3c_l_3e_"/>
      <text:p text:style-name="Text_20_body">Pallas. </text:p>
      <text:p text:style-name="_3c_l_3e_">Quoy que le souvenir de la fatale Pomme</text:p>
      <text:p text:style-name="_3c_l_3e_">Me deust faire éviter le jugement d’un homme,</text:p>
      <text:p text:style-name="_3c_l_3e_">Je veux bien m’y soûmettre encore cette fois ;</text:p>
      <text:p text:style-name="_3c_l_3e_">Mais il en faut choisir.</text:p>
      <text:p text:style-name="_3c_l_3e_"/>
      <text:p text:style-name="Text_20_body">Venus.</text:p>
      <text:p text:style-name="_3c_l_3e_">Je vous donne le choix. </text:p>
      <text:p text:style-name="_3c_l_3e_"/>
      <text:p text:style-name="Text_20_body">Mercure. </text:p>
      <text:p text:style-name="_3c_l_3e_">Quel Arbitre peut mieux appaiser votre guerre,</text:p>
      <text:p text:style-name="_3c_l_3e_">Que celuy qui déjà l’est de toute la Terre ;</text:p>
      <text:p text:style-name="_3c_l_3e_">Loüis dont les décrets, des peuples écoutez, </text:p>
      <text:p text:style-name="_3c_l_3e_"><text:soft-page-break/>Resolus par luy seul sont de tous respectez,</text:p>
      <text:p text:style-name="_3c_l_3e_">Loüis de qui déjà la sagesse profonde</text:p>
      <text:p text:style-name="_3c_l_3e_">Du Thrône des François preside à tout le monde,</text:p>
      <text:p text:style-name="_3c_l_3e_">Qui voit de tous cotez les plus grands Potentats</text:p>
      <text:p text:style-name="_3c_l_3e_">Briguer en supplians le secours de son bras, </text:p>
      <text:p text:style-name="_3c_l_3e_">Ou pour vivre à l’abry de sa juste puissance, </text:p>
      <text:p text:style-name="_3c_l_3e_">Rechercher à l’envie son auguste alliance ;</text:p>
      <text:p text:style-name="_3c_l_3e_">Qui voit la Renommée avec toutes ses voix</text:p>
      <text:p text:style-name="_3c_l_3e_">Preparer l’Univers à recevoir ses Loix ;</text:p>
      <text:p text:style-name="_3c_l_3e_">Qui se trouve en tous lieux suivy de la victoire ;</text:p>
      <text:p text:style-name="_3c_l_3e_">Et qui presque trahy par l’excès de sa gloire, </text:p>
      <text:p text:style-name="_3c_l_3e_">Voit par tout son grand nom par un heureux malheur, </text:p>
      <text:p text:style-name="_3c_l_3e_">Dérober la matiere à sa rare valeur. </text:p>
      <text:p text:style-name="_3c_l_3e_"/>
      <text:p text:style-name="Text_20_body"><text:span text:style-name="_3c_pb_3e_">12</text:span></text:p>
      <text:p text:style-name="_3c_l_3e_">Sur luy de toutes parts la Terre interessée</text:p>
      <text:p text:style-name="_3c_l_3e_">Arreste fixement ses yeux, et sa pensée, </text:p>
      <text:p text:style-name="_3c_l_3e_">Et son moindre appareil, son moindre mouvement, </text:p>
      <text:p text:style-name="_3c_l_3e_">Chez cent peuples divers porte l’etonnement.</text:p>
      <text:p text:style-name="_3c_l_3e_"/>
      <text:p text:style-name="Text_20_body">Pallas.</text:p>
      <text:p text:style-name="_3c_l_3e_">Si Loüis doit juger, que vous estes à plaidre.</text:p>
      <text:p text:style-name="_3c_l_3e_"/>
      <text:p text:style-name="Text_20_body">Venus.</text:p>
      <text:p text:style-name="_3c_l_3e_">Si Loüis doit jugez, que vous avez à craindre. </text:p>
      <text:p text:style-name="_3c_l_3e_"/>
      <text:p text:style-name="Text_20_body">Mercure.</text:p>
      <text:p text:style-name="_3c_l_3e_">La brillante clarté de son discernement</text:p>
      <text:p text:style-name="_3c_l_3e_">Des trompeuses couleurs hait le déguisement.</text:p>
      <text:p text:style-name="_3c_l_3e_"/>
      <text:p text:style-name="Text_20_body">Venus.</text:p>
      <text:p text:style-name="_3c_l_3e_">Ses yeux qui semblent faits pour charmer tous les notrs,</text:p>
      <text:p text:style-name="_3c_l_3e_">Voyent bien plus avant, et plus clair que les autres.</text:p>
      <text:p text:style-name="_3c_l_3e_">Et d’un mesme regard l’éclat, et la douceur</text:p>
      <text:p text:style-name="_3c_l_3e_">Captivent à la fois, et penestrent un cœur</text:p>
      <text:p text:style-name="_3c_l_3e_">C’est d’où vient ce respect qu’onluy rend sans contrainte, </text:p>
      <text:p text:style-name="_3c_l_3e_">C’est d’où vient ce pouvoir qu’on voit croitre sans crainte ;</text:p>
      <text:p text:style-name="_3c_l_3e_">C’est d’où ce forme en luy l’heureux, et sage choix</text:p>
      <text:p text:style-name="_3c_l_3e_">Qu’il fait pour les plus grands, et les moindres emplois.</text:p>
      <text:p text:style-name="_3c_l_3e_">Et dans ceux qu’il coisit, cette ardeur si fidelle, </text:p>
      <text:p text:style-name="_3c_l_3e_">Qui de tant de succez accompagne leur zele : </text:p>
      <text:p text:style-name="_3c_l_3e_">Notre accord par tout autre eut esté concerté</text:p>
      <text:p text:style-name="_3c_l_3e_">Avec moins de lumiere avec moins de bonté. </text:p>
      <text:p text:style-name="_3c_l_3e_"/>
      <text:p text:style-name="Text_20_body"><text:span text:style-name="_3c_pb_3e_">13</text:span></text:p>
      <text:p text:style-name="Text_20_body">Pallas</text:p>
      <text:p text:style-name="_3c_l_3e_"><text:soft-page-break/>Vous y consentez donc ?</text:p>
      <text:p text:style-name="_3c_l_3e_"/>
      <text:p text:style-name="Text_20_body">Venus</text:p>
      <text:p text:style-name="_3c_l_3e_">Je le veux.</text:p>
      <text:p text:style-name="_3c_l_3e_"/>
      <text:p text:style-name="Text_20_body">Pallas. </text:p>
      <text:p text:style-name="_3c_l_3e_">Sa conduite</text:p>
      <text:p text:style-name="_3c_l_3e_">Flate peu toutefois votre vaine poursuite</text:p>
      <text:p text:style-name="_3c_l_3e_">Et vous pourriez juger, à voir ses actions</text:p>
      <text:p text:style-name="_3c_l_3e_">Ce qu’il doit prononcer sur nos pretentions.</text:p>
      <text:p text:style-name="_3c_l_3e_">La paix dont il joüit, sa grandeur, sa richesse, </text:p>
      <text:p text:style-name="_3c_l_3e_">Son humeur, son esprit, son port, et sa jeunesse,</text:p>
      <text:p text:style-name="_3c_l_3e_">Pouvoient sans le flater assurer d’estre heureux</text:p>
      <text:p text:style-name="_3c_l_3e_">S’il vouloit s’asservir à l’Empire amoureux.</text:p>
      <text:p text:style-name="_3c_l_3e_">Mais quand ces qualitez portrant par tout la flâme</text:p>
      <text:p text:style-name="_3c_l_3e_">Sembloient aussi devoir amolir sa grande ame,</text:p>
      <text:p text:style-name="_3c_l_3e_">Son cœur qui les neglige, et s’éleve au dessus,</text:p>
      <text:p text:style-name="_3c_l_3e_">Jusqu’à tout mépriser s’attache à mes vertus, </text:p>
      <text:p text:style-name="_3c_l_3e_">Ce travail assidu qui jamais ne l’étonne, </text:p>
      <text:p text:style-name="_3c_l_3e_">Allarme son Estat qui craint pour sa personne, </text:p>
      <text:p text:style-name="_3c_l_3e_">Et qui déjà tout prest d’en recueillir les fruits</text:p>
      <text:p text:style-name="_3c_l_3e_">S’ent troubler son espoirt de craintes, et d’ennuits.</text:p>
      <text:p text:style-name="_3c_l_3e_">Son peuple plein d’ardeur demande au ciel sans cesse</text:p>
      <text:p text:style-name="_3c_l_3e_">Que ce Roy qui des Dieux imite la sagesse, </text:p>
      <text:p text:style-name="_3c_l_3e_">Qui comme eux est puissant, bon, juste, et genereux, </text:p>
      <text:p text:style-name="_3c_l_3e_">Pour le bon-heur publie soit immortel comme eux, </text:p>
      <text:p text:style-name="_3c_l_3e_">De ses premiers sujets la foule pretieuse</text:p>
      <text:p text:style-name="_3c_l_3e_">De le suivre en tous lieux se montre ambiteuse, </text:p>
      <text:p text:style-name="_3c_l_3e_">Touts brigue ses regards, et leur plus doux espoir, </text:p>
      <text:p text:style-name="_3c_l_3e_">Est l’heur de le servir, le plaisir de le voir. </text:p>
      <text:p text:style-name="_3c_l_3e_"/>
      <text:p text:style-name="Text_20_body"><text:span text:style-name="_3c_pb_3e_">14</text:span></text:p>
      <text:p text:style-name="Text_20_body">Mercure</text:p>
      <text:p text:style-name="_3c_l_3e_">Si des François, pour luy la tendresse est extréme</text:p>
      <text:p text:style-name="_3c_l_3e_">Ce Heros glorieux les cherit tout de mesme ;</text:p>
      <text:p text:style-name="_3c_l_3e_">Et cherche sa grandeur, et ses plus doux plaisirs</text:p>
      <text:p text:style-name="_3c_l_3e_">A contenter des siens tous les justes desirs.</text:p>
      <text:p text:style-name="_3c_l_3e_">Il n’attend pas toujours qu’un important service</text:p>
      <text:p text:style-name="_3c_l_3e_">Demande ses faveurs à titre de justice ;</text:p>
      <text:p text:style-name="_3c_l_3e_">Il sçait qu’un mauvais sort faute d’occasion, </text:p>
      <text:p text:style-name="_3c_l_3e_">Souvent du plus zélé trompe la passion : </text:p>
      <text:p text:style-name="_3c_l_3e_">Il se plaist à payer d’un solide salaire</text:p>
      <text:p text:style-name="_3c_l_3e_">Le desir impuissant que l’on a de luy plaisr, </text:p>
      <text:p text:style-name="_3c_l_3e_">Et ne paroist jamais le cœur si satisfait</text:p>
      <text:p text:style-name="_3c_l_3e_">Que lorsqu’il s’applaudit de quelque grand bienfait : </text:p>
      <text:p text:style-name="_3c_l_3e_">Cet air de majetsé qui brille en sa personne</text:p>
      <text:p text:style-name="_3c_l_3e_">Reléve de beaucoup l’éclat de sa Couronne. </text:p>
      <text:p text:style-name="_3c_l_3e_">Les Mmortels n’ont besoin de le regarder</text:p>
      <text:p text:style-name="_3c_l_3e_"><text:soft-page-break/>Pour sçavoir que c’est luy qui leur doit commander. </text:p>
      <text:p text:style-name="_3c_l_3e_">Et quoy qu’en son accueil, une grace attrayante</text:p>
      <text:p text:style-name="_3c_l_3e_">Paroisse encourager celuy qui se presente ;</text:p>
      <text:p text:style-name="_3c_l_3e_">Un timide respect par ses yeux imprimé</text:p>
      <text:p text:style-name="_3c_l_3e_">De qui l’ose aborder tient le cœur allarmé. </text:p>
      <text:p text:style-name="_3c_l_3e_"/>
      <text:p text:style-name="Text_20_body">Pallas. </text:p>
      <text:p text:style-name="_3c_l_3e_">Voila du grand Loüis la fidelle peinture</text:p>
      <text:p text:style-name="_3c_l_3e_">En faveur de vos droits tirez en quelqu’augure :</text:p>
      <text:p text:style-name="_3c_l_3e_">Et vous, qui soutenez l’oisif, et vain plaisirs</text:p>
      <text:p text:style-name="_3c_l_3e_">Pensez qui de nous deux aura sçeu mieux choisir, </text:p>
      <text:p text:style-name="_3c_l_3e_">S’il est vray que celuy que nous en devons croire</text:p>
      <text:p text:style-name="_3c_l_3e_">N’aime que le travail, les vertus et la gloire</text:p>
      <text:p text:style-name="_3c_l_3e_">Vous ne repondez rien ? mais vous nous confondez</text:p>
      <text:p text:style-name="_3c_l_3e_">Par les fortes raisons dont vous vous deffendrez ;</text:p>
      <text:p text:style-name="_3c_l_3e_">Je vous laissr y réver. Adieu. </text:p>
      <text:p text:style-name="_3c_l_3e_"/>
      <text:p text:style-name="Text_20_body"><text:span text:style-name="_3c_pb_3e_">15</text:span></text:p>
      <text:p text:style-name="Text_20_body">Venus</text:p>
      <text:p text:style-name="_3c_l_3e_">Quelle arrogance !</text:p>
      <text:p text:style-name="_3c_l_3e_">Elle croit donc déjà que je sois sans défence :</text:p>
      <text:p text:style-name="_3c_l_3e_">Son orgueil est trop grand ; Mais il luy faut ôter</text:p>
      <text:p text:style-name="_3c_l_3e_">Ce glorieux appuy dont il s’ose vanter.</text:p>
      <text:p text:style-name="_3c_l_3e_">Pour mieux exécuter cette noble entreprise</text:p>
      <text:p text:style-name="_3c_l_3e_">Employons à la fois la force, et la suprise, </text:p>
      <text:p text:style-name="_3c_l_3e_">Faisons en un moment venir de toutes parts</text:p>
      <text:p text:style-name="_3c_l_3e_">Tous nos Amours armez de flambeaux, et de dars. </text:p>
      <text:p text:style-name="_3c_l_3e_">Toy, qu’en mes interests j’ay toujours veu fidelle,</text:p>
      <text:p text:style-name="_3c_l_3e_">Mercure, en ce besoin témoigne moy ton zele, </text:p>
      <text:p text:style-name="_3c_l_3e_">Va les cherchers par tout. </text:p>
      <text:p text:style-name="_3c_l_3e_"/>
      <text:p text:style-name="Text_20_body">Mercure</text:p>
      <text:p text:style-name="_3c_l_3e_">Déesse, avec plaisir, </text:p>
      <text:p text:style-name="_3c_l_3e_">Mon cœur, en ce projet seconde ton desir. </text:p>
      <text:p text:style-name="_3c_l_3e_"/>
      <text:p text:style-name="Text_20_body">Venus. </text:p>
      <text:p text:style-name="_3c_l_3e_">Va vîte. </text:p>
      <text:p text:style-name="_3c_l_3e_"/>
      <text:p text:style-name="Text_20_body">Mercure.</text:p>
      <text:p text:style-name="_3c_l_3e_">J’obeïs. </text:p>
      <text:p text:style-name="_3c_l_3e_"/>
      <text:p text:style-name="Text_20_body">Venus. </text:p>
      <text:p text:style-name="_3c_l_3e_">Mais reviens, je te prie, </text:p>
      <text:p text:style-name="_3c_l_3e_">Tu n’en connoitrois pas la plus grande partie</text:p>
      <text:p text:style-name="_3c_l_3e_">Si je ne t’instruisois de cent déguisemens</text:p>
      <text:p text:style-name="_3c_l_3e_"><text:soft-page-break/>Qu’ils prennent pour aider aux grans évenemens. </text:p>
      <text:p text:style-name="Text_20_body"><text:s/></text:p>
      <text:p text:style-name="P1"><text:span text:style-name="_3c_pb_3e_">16</text:span></text:p>
      <text:p text:style-name="P1">Premiere Entrée <text:line-break/><text:span text:style-name="_3c_name_3e_">8 Amours</text:span> Deguisez en <text:span text:style-name="_3c_tech_3e_">forgerons</text:span></text:p>
      <text:p text:style-name="P1"/>
      <text:p text:style-name="P1"><text:span text:style-name="_3c_pb_3e_">17</text:span></text:p>
      <text:p text:style-name="P1">Premiere Entrée <text:line-break/><text:span text:style-name="_3c_name_3e_">8 A mours</text:span> Deguisez en <text:span text:style-name="_3c_tech_3e_">forgerons</text:span></text:p>
      <text:p text:style-name="P1"/>
      <text:p text:style-name="P1"><text:span text:style-name="_3c_pb_3e_">19</text:span></text:p>
      <text:p text:style-name="P1">2<text:span text:style-name="T4">e</text:span> Airs pour <text:span text:style-name="_3c_name_3e_">les forgerons</text:span> forgeant sur l’enclume</text:p>
      <text:p text:style-name="P1"/>
      <text:p text:style-name="P1"><text:span text:style-name="_3c_pb_3e_">20</text:span></text:p>
      <text:p text:style-name="P1">2<text:span text:style-name="T4">e</text:span> Entrée<text:line-break/><text:span text:style-name="_3c_name_3e_">Le Gouverneur d’Egypte</text:span> avec toute la jeunesse du Pays</text:p>
      <text:p text:style-name="P1"/>
      <text:p text:style-name="P1"><text:span text:style-name="_3c_pb_3e_">21 </text:span></text:p>
      <text:p text:style-name="P1">2<text:span text:style-name="T4">e</text:span> Airs Ensuittes</text:p>
      <text:p text:style-name="P1"/>
      <text:p text:style-name="P1"><text:span text:style-name="_3c_pb_3e_">22 </text:span></text:p>
      <text:p text:style-name="P1">Ritournelle pour le Dialogue de <text:span text:style-name="_3c_name_3e_">Marc-antoine</text:span> et de <text:span text:style-name="_3c_name_3e_">Cleopatre</text:span></text:p>
      <text:p text:style-name="P1"/>
      <text:p text:style-name="P1"><text:span text:style-name="_3c_pb_3e_">23</text:span></text:p>
      <text:p text:style-name="P1">Doutez-vous de mon feu, pour pour qui je soûpire. </text:p>
      <text:p text:style-name="P1">Ah ! qu’il vous couste cher de me l’avoir prouvé ? J’en ay perdu <text:line-break/>la victoire et l’empire et ne m’en suis pas mal trouvé. <text:line-break/>Vous avez tout quitté pour ne suivre sur l’onde sans<text:line-break/>moy vous demeuriez vainqueur Et vous estiez maistre du mon</text:p>
      <text:p text:style-name="P1"/>
      <text:p text:style-name="P1"><text:span text:style-name="_3c_pb_3e_">24</text:span></text:p>
      <text:p text:style-name="P1">Comme vous l’estiez de mon Cœur dont la tendresse est pour vous sans seconde ?<text:line-break/>helas ! helas ! qu’avez-vous fait qu’avez-vous<text:line-break/>fait amant fidelle amant parfait Amour amour j’ay fait ceder<text:line-break/>ma gloire Jamais Jamais amant ne fut plus transporté j’ay fait plus, je vous<text:line-break/>l’ay fait croire et par la me suis raquitté de l’Empire et de la victoire.</text:p>
      <text:p text:style-name="P1"/>
      <text:p text:style-name="P1"><text:soft-page-break/><text:span text:style-name="_3c_pb_3e_">25</text:span></text:p>
      <text:p text:style-name="P1">Non, non pour vivre heureux, Il faut estre amoureux <text:line-break/>Non non pour vivre heureux, <text:line-break/>Il faut estre amoureux Non, non pour vivre heureux, <text:line-break/>Il faut estre amoureux Non, non pour vivre heureux, Il faut estre amoureux<text:line-break/></text:p>
      <text:p text:style-name="P1"><text:span text:style-name="_3c_pb_3e_">26</text:span></text:p>
      <text:p text:style-name="P1">Je n’ay pu<text:line-break/>soutenir nostre suitte impreveuë Que ne demuriez<text:line-break/>vous sans nous en émouvoir Pour quelque temps Je vous perdrois de veuë,<text:line-break/>Puis-je estre un moement sans vous voir ? Vous alliez remportez tout l’honneur<text:line-break/>de la guerre sa fin couronnoit vos exploits et bien plus craint que<text:line-break/>le Tonnerre vostre cœur estant sous mes loix vous y mettiez le<text:line-break/>reste de la Terre helas helas qu’aurez vous</text:p>
      <text:p text:style-name="P1"/>
      <text:p text:style-name="P1"><text:span text:style-name="_3c_pb_3e_">27</text:span></text:p>
      <text:p text:style-name="P1">Fait, Amant fidelle amant amant parfait<text:line-break/>A mon Amour j’ay fait ceder ma gloire, si c’est un<text:line-break/>mal il vous doit estre Doux, c’est un trait digne de mémoire<text:line-break/>Et qu’avois je affaire sans vous de l’Empire et de la victoire<text:line-break/>Non non pour vivre heureux Il faut estre amoureux,<text:line-break/>pour vivre heureux Il faut estre amoureux<text:line-break/>Non non pour vivre heureux il faut estre amoureux, non non</text:p>
      <text:p text:style-name="P1"/>
      <text:p text:style-name="P1"><text:span text:style-name="_3c_pb_3e_">28</text:span></text:p>
      <text:p text:style-name="P1">Non non pour vivre heureux pour vivre heureux<text:line-break/>pour vivre heureux Il faut estre amoureux Il faut Il<text:line-break/>faut estre amoureux Il faut Il faut estre amoureux<text:line-break/>faut estre amoureux Il faut etsre amoureux,<text:line-break/>De veritables feux bien prouvez bien prouvez entre deux personnes<text:line-break/>De veritables feux bien prouvez entre deux personnes<text:line-break/>qui scavent s’aimer tout deux vallent mieux que des Couronnes<text:line-break/>qui scavent s’aimer tous deux vallent mieux que des Couronnes</text:p>
      <text:p text:style-name="Text_20_body"/>
      <text:p text:style-name="Text_20_body"><text:span text:style-name="_3c_pb_3e_">29</text:span></text:p>
      <text:p text:style-name="Text_20_body">3<text:span text:style-name="T4">e</text:span> Entrée</text:p>
      <text:p text:style-name="Text_20_body"/>
      <text:p text:style-name="Text_20_body"><text:span text:style-name="_3c_pb_3e_">30</text:span></text:p>
      <text:p text:style-name="Text_20_body">4<text:span text:style-name="T4">e</text:span> Entrée. <text:span text:style-name="_3c_name_3e_">Proserpine</text:span> et <text:span text:style-name="_3c_name_3e_">ses compagnes</text:span></text:p>
      <text:p text:style-name="Text_20_body"/>
      <text:p text:style-name="Text_20_body"><text:soft-page-break/><text:span text:style-name="_3c_pb_3e_">31</text:span></text:p>
      <text:p text:style-name="Text_20_body">2<text:span text:style-name="T4">e</text:span> Air sarabande Pour les mesmes</text:p>
      <text:p text:style-name="Text_20_body"/>
      <text:p text:style-name="Text_20_body"><text:span text:style-name="_3c_pb_3e_">32 </text:span></text:p>
      <text:p text:style-name="Text_20_body">3<text:span text:style-name="T4">e</text:span> Air Bourée pour les mesmes</text:p>
      <text:p text:style-name="Text_20_body"/>
      <text:p text:style-name="Text_20_body"><text:span text:style-name="_3c_pb_3e_">33 </text:span></text:p>
      <text:p text:style-name="Text_20_body">5<text:span text:style-name="T4">e</text:span> Entrée. <text:span text:style-name="_3c_name_3e_">Des Amours</text:span> Deguisez en <text:span text:style-name="_3c_tech_3e_">Jardiniers de Ceres</text:span></text:p>
      <text:p text:style-name="Text_20_body"><text:line-break/><text:span text:style-name="_3c_pb_3e_">34</text:span></text:p>
      <text:p text:style-name="Text_20_body">6<text:span text:style-name="T4">e</text:span> Entrée. <text:span text:style-name="_3c_name_3e_">Pluton</text:span> enlevants <text:span text:style-name="_3c_name_3e_">proserpinne</text:span></text:p>
      <text:p text:style-name="Text_20_body"/>
      <text:p text:style-name="Text_20_body"><text:span text:style-name="_3c_pb_3e_">35</text:span></text:p>
      <text:p text:style-name="Text_20_body">2<text:span text:style-name="T4">e</text:span> Airs pour <text:span text:style-name="_3c_name_3e_">les Demons</text:span></text:p>
      <text:p text:style-name="Text_20_body"/>
      <text:p text:style-name="Text_20_body"><text:span text:style-name="_3c_pb_3e_">36</text:span></text:p>
      <text:p text:style-name="Text_20_body">Concert de berger</text:p>
      <text:p text:style-name="Text_20_body"/>
      <text:p text:style-name="Text_20_body"><text:span text:style-name="_3c_pb_3e_">37</text:span></text:p>
      <text:p text:style-name="P1">Recit champestre chanté par <text:span text:style-name="_3c_persName_3e_">Mr le Gros</text:span><text:line-break/>Guerriers, il ne faut pas faire un mauvais usage<text:line-break/>Des plus beaux jours de vostre âge Vous en rendrez quelque<text:line-break/>jours conte a l’amour vous en rendrez quelque jour conte a L’amour<text:line-break/>Concert de Berger </text:p>
      <text:p text:style-name="P1"/>
      <text:p text:style-name="P1"><text:span text:style-name="_3c_pb_3e_">38</text:span></text:p>
      <text:p text:style-name="P1">Passez dans les plaisirs la fleur de vos années<text:line-break/>Et vos plus belles journées vous en rendrez <text:line-break/>quelques jour conte a l’amour vous en rendrez quelque <text:line-break/>jour conte a l’amour</text:p>
      <text:p text:style-name="P1"/>
      <text:p text:style-name="Text_20_body"><text:span text:style-name="_3c_pb_3e_">39</text:span></text:p>
      <text:p text:style-name="Text_20_body">7<text:span text:style-name="T4">e</text:span> Entrée. <text:span text:style-name="_3c_name_3e_">Renaud</text:span> et<text:span text:style-name="_3c_name_3e_"> 2 Chevaliers</text:span> sa suitte </text:p>
      <text:p text:style-name="Text_20_body"/>
      <text:p text:style-name="Text_20_body"><text:span text:style-name="_3c_pb_3e_">40</text:span></text:p>
      <text:p text:style-name="Text_20_body">2<text:span text:style-name="T4">e</text:span> Air pour la Gloire et la renomez</text:p>
      <text:p text:style-name="Text_20_body"/>
      <text:p text:style-name="Text_20_body"><text:soft-page-break/><text:span text:style-name="_3c_pb_3e_">41</text:span></text:p>
      <text:p text:style-name="Text_20_body">8<text:span text:style-name="T4">e</text:span> Entrée. <text:span text:style-name="_3c_name_3e_">Flore</text:span> et <text:span text:style-name="_3c_name_3e_">ses Nimphes</text:span></text:p>
      <text:p text:style-name="Text_20_body"/>
      <text:p text:style-name="Text_20_body"><text:span text:style-name="_3c_pb_3e_">42</text:span></text:p>
      <text:p text:style-name="Text_20_body">2 Air Menuet pour <text:span text:style-name="_3c_name_3e_">les Nimphes</text:span></text:p>
      <text:p text:style-name="Text_20_body"/>
      <text:p text:style-name="Text_20_body"><text:span text:style-name="_3c_pb_3e_">43</text:span></text:p>
      <text:p text:style-name="P1">Recit Italien Chanté Par la <text:span text:style-name="_3c_persName_3e_">Seignora Anna</text:span><text:line-break/>Ritournelle<text:line-break/><text:span text:style-name="_3c_foreign_3e_">Armide<text:line-break/>Ah rinaldo e doue<text:line-break/>sei ? e doue sei e</text:span></text:p>
      <text:p text:style-name="P1"/>
      <text:p text:style-name="P1"><text:span text:style-name="_3c_pb_3e_">44</text:span></text:p>
      <text:p text:style-name="P1"><text:span text:style-name="_3c_foreign_3e_">doue e doue sei Dunque<text:line-break/>tù partir potesti partir potesti N’el mio<text:line-break/>duol, nei pianti miei Posson far ch’il passo<text:line-break/>arresti E questa é la merce ch’à mé tù dei ;<text:line-break/>Ah ! rinaldo e doue sei ? e doue</text:span></text:p>
      <text:p text:style-name="P1"/>
      <text:p text:style-name="P1"><text:span text:style-name="_3c_pb_3e_">45</text:span></text:p>
      <text:p text:style-name="P1"><text:span text:style-name="_3c_foreign_3e_">Sei e doue e<text:line-break/>doue sei Ritournelle<text:line-break/></text:span></text:p>
      <text:p text:style-name="P1"><text:span text:style-name="_3c_pb_3e_">46 </text:span></text:p>
      <text:p text:style-name="P1"><text:span text:style-name="_3c_foreign_3e_">Ahi che ser vola lunge dà me Ed io qui<text:line-break/>solà ed io qui sola Scherno rimango di rotta<text:line-break/>fè ferma ferma rinaldo oh dio<text:line-break/>Se morta è la tuà fè morta son io se morta<text:line-break/>e la tua fè morta son io morta </text:span></text:p>
      <text:p text:style-name="P1"/>
      <text:p text:style-name="P1"><text:span text:style-name="_3c_pb_3e_">47</text:span></text:p>
      <text:p text:style-name="P1"><text:span text:style-name="_3c_foreign_3e_">morta son io<text:line-break/>Ritournelle<text:line-break/>Dunque il bel foco che t’arse già ceduto hà ‘l</text:span></text:p>
      <text:p text:style-name="P1"/>
      <text:p text:style-name="P1"><text:span text:style-name="_3c_pb_3e_">48</text:span></text:p>
      <text:p text:style-name="P1"><text:span text:style-name="_3c_foreign_3e_">loco ceduto hà’l loco A duro ghiaccio di ferita<text:line-break/>Deh torna Deh torna Idolomio<text:line-break/></text:span><text:soft-page-break/><text:span text:style-name="_3c_foreign_3e_">se morta la tua fè morta son io<text:line-break/>se morta la tua fè morta son io morta<text:line-break/>morta son io</text:span></text:p>
      <text:p text:style-name="P1"/>
      <text:p text:style-name="P1"><text:span text:style-name="_3c_pb_3e_">49</text:span></text:p>
      <text:p text:style-name="P1">Ritournelle<text:line-break/><text:span text:style-name="_3c_foreign_3e_">A che spargo indarno<text:line-break/>gridi voi che foste, ond’io mi moro Del moi ben del moi lesoro del moi<text:line-break/>ben del moi Tesoro Sparite Suanite</text:span></text:p>
      <text:p text:style-name="P1"/>
      <text:p text:style-name="P1"><text:span text:style-name="_3c_pb_3e_">50</text:span></text:p>
      <text:p text:style-name="P1"><text:span text:style-name="_3c_foreign_3e_">Fuggite dà mè sparite suanite fuggite dà<text:line-break/>mè fuggite dà mè ; sparite suanite fuggite Dà</text:span></text:p>
      <text:p text:style-name="P1"><text:span text:style-name="_3c_foreign_3e_">me fuggite fuggite Dà mè ; fuggite fuggite Dà<text:line-break/>me</text:span> Ritournelle</text:p>
      <text:p text:style-name="P1"/>
      <text:p text:style-name="P1"><text:span text:style-name="_3c_pb_3e_">51</text:span></text:p>
      <text:p text:style-name="P1"><text:span text:style-name="_3c_foreign_3e_">E voi moli incantate</text:span></text:p>
      <text:p text:style-name="P1"><text:span text:style-name="_3c_foreign_3e_">Ch’al fuggitiuo non arrestase il piè Ch’al fuggiliuo non arresta<text:line-break/>fe il pie sparite suanite<text:line-break/>fuggite dà mè sparite suanite fuggite Da<text:line-break/>me fuggite Dà mà sparite suanite fuggite Dà</text:span></text:p>
      <text:p text:style-name="P1"/>
      <text:p text:style-name="P1"><text:span text:style-name="_3c_pb_3e_">52</text:span></text:p>
      <text:p text:style-name="P1"><text:span text:style-name="_3c_foreign_3e_">Mè sparite fuggite dame suanite fuggite Dà mè<text:line-break/></text:span>Ritournelle<text:line-break/></text:p>
      <text:p text:style-name="P1"><text:span text:style-name="_3c_pb_3e_">53</text:span></text:p>
      <text:p text:style-name="P1">9<text:span text:style-name="T4">e</text:span> Entrée. <text:span text:style-name="_3c_name_3e_">Une troupe de petit Amours</text:span></text:p>
      <text:p text:style-name="P1"/>
      <text:p text:style-name="P1"><text:span text:style-name="_3c_pb_3e_">54</text:span></text:p>
      <text:p text:style-name="P1">2<text:span text:style-name="T4">e</text:span> Air. <text:line-break/>Concert de flustes pour <text:span text:style-name="_3c_name_3e_">les Amours</text:span>. </text:p>
      <text:p text:style-name="P1"/>
      <text:p text:style-name="P1"><text:span text:style-name="_3c_pb_3e_">55</text:span></text:p>
      <text:p text:style-name="P1">3<text:span text:style-name="T4">e</text:span> Air. <text:line-break/>Sarabande pour les mesme. </text:p>
      <text:p text:style-name="P1"/>
      <text:p text:style-name="P1"><text:soft-page-break/><text:span text:style-name="_3c_pb_3e_">56</text:span></text:p>
      <text:p text:style-name="P1">10<text:span text:style-name="T4">e</text:span> Entrée.<text:line-break/><text:span text:style-name="_3c_name_3e_">Des sauvages de la Colchide</text:span></text:p>
      <text:p text:style-name="P1"/>
      <text:p text:style-name="P1"><text:span text:style-name="_3c_pb_3e_">57</text:span></text:p>
      <text:p text:style-name="P1">2<text:span text:style-name="T4">e</text:span> Air pour les mesmes</text:p>
      <text:p text:style-name="P1"/>
      <text:p text:style-name="P1"><text:span text:style-name="_3c_pb_3e_">58</text:span></text:p>
      <text:p text:style-name="P1">11<text:span text:style-name="T4">e</text:span> Entrée. <text:span text:style-name="_3c_name_3e_">5 Dieux Marins</text:span> &amp; <text:span text:style-name="_3c_name_3e_">5 Nymphes Maritimes</text:span> </text:p>
      <text:p text:style-name="P1"/>
      <text:p text:style-name="P1"><text:span text:style-name="_3c_pb_3e_">59</text:span></text:p>
      <text:p text:style-name="P1">2<text:span text:style-name="T4">e</text:span> Air pour les mesmes. </text:p>
      <text:p text:style-name="P1"/>
      <text:p text:style-name="P1"><text:span text:style-name="_3c_pb_3e_">60</text:span></text:p>
      <text:p text:style-name="P1">3<text:span text:style-name="T4">e</text:span> Air les <text:span text:style-name="_3c_name_3e_">Dieux Marins</text:span></text:p>
      <text:p text:style-name="P1"/>
      <text:p text:style-name="P1"><text:span text:style-name="_3c_pb_3e_">61</text:span></text:p>
      <text:p text:style-name="P1">4<text:span text:style-name="T4">e</text:span> Air Bourée pour <text:span text:style-name="_3c_name_3e_">les Dieux</text:span> et <text:span text:style-name="_3c_name_3e_">Nimphes Maritimes</text:span></text:p>
      <text:p text:style-name="P1"/>
      <text:p text:style-name="P1"><text:span text:style-name="_3c_pb_3e_">62</text:span></text:p>
      <text:p text:style-name="P1">12<text:span text:style-name="T4">e</text:span> Entrée. <text:span text:style-name="_3c_name_3e_">Les Grecs</text:span> allants au Combat</text:p>
      <text:p text:style-name="P1"/>
      <text:p text:style-name="P1"><text:span text:style-name="_3c_pb_3e_">63</text:span></text:p>
      <text:p text:style-name="P1">Combat des <text:span text:style-name="_3c_name_3e_">Grecs</text:span> &amp; <text:span text:style-name="_3c_name_3e_">Troyens</text:span></text:p>
      <text:p text:style-name="P1"/>
      <text:p text:style-name="P1"><text:span text:style-name="_3c_pb_3e_">64</text:span></text:p>
      <text:p text:style-name="P1">3<text:span text:style-name="T4">e</text:span> Air <text:span text:style-name="_3c_name_3e_">les Grecs</text:span> Vainqueurs des <text:span text:style-name="_3c_name_3e_">Troyens</text:span></text:p>
      <text:p text:style-name="P1"/>
      <text:p text:style-name="P1"><text:span text:style-name="_3c_pb_3e_">65</text:span></text:p>
      <text:p text:style-name="P1">4<text:span text:style-name="T4">e</text:span> Air pour <text:span text:style-name="_3c_name_3e_">les Grecs</text:span> &amp; <text:span text:style-name="_3c_name_3e_">Troyens</text:span></text:p>
      <text:p text:style-name="P1"/>
      <text:p text:style-name="P1"><text:span text:style-name="_3c_pb_3e_">66</text:span></text:p>
      <text:p text:style-name="P1">Ritournelle pour les Récit de <text:span text:style-name="_3c_name_3e_">Junon</text:span></text:p>
      <text:p text:style-name="P1"/>
      <text:p text:style-name="Text_20_body"/>
      <text:p text:style-name="Text_20_body"/>
      <text:p text:style-name="Text_20_body"><text:soft-page-break/></text:p>
      <text:p text:style-name="Text_20_body">Les titres et corps de texte sont stylés à partir des styles par défaut du logiciel (Titre, Titre 1, Titre 2, Corps de Texte, etc.).</text:p>
      <text:p text:style-name="Text_20_body"/>
      <text:p text:style-name="Text_20_body">Les salutations</text:p>
      <text:p text:style-name="Text_20_body">Les vers</text:p>
      <text:p text:style-name="Text_20_body"><text:span text:style-name="_3c_name_3e_"/></text:p>
      <text:p text:style-name="Text_20_body"><text:span text:style-name="_3c_persName_3e_">Les noms de personnes réelles</text:span></text:p>
      <text:p text:style-name="Text_20_body"><text:span text:style-name="_3c_persName_3e_"/></text:p>
      <text:p text:style-name="Text_20_body"><text:span text:style-name="_3c_tech_3e_">Les techniques</text:span></text:p>
      <text:p text:style-name="Text_20_body"><text:span text:style-name="_3c_placeName_3e_">Les noms de lieu</text:span></text:p>
      <text:p text:style-name="Text_20_body"><text:span text:style-name="_3c_date_3e_">Les dates</text:span></text:p>
      <text:p text:style-name="Text_20_body"><text:span text:style-name="_3c_name_3e_">Les noms de personnages</text:span></text:p>
      <text:p text:style-name="Text_20_body"><text:span text:style-name="_3c_foreign_3e_">Les segments en langue étrangère</text:span></text:p>
      <text:p text:style-name="Text_20_body">Les descriptions</text:p>
      <text:p text:style-name="Text_20_body"><text:span text:style-name="_3c_tech_3e_"/></text:p>
      <text:p text:style-name="Text_20_body">L’annonce de l’auteur ou de l’éditeur : « Par Barbier »</text:p>
      <text:p text:style-name="Text_20_body"><text:span text:style-name="_3c_foreign_3e_"/></text:p>
      <text:p text:style-name="Text_20_body"><text:span text:style-name="_3c_pb_3e_">Les numéros de page.</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ans-serif" svg:font-family="'Arial, sans-serif'"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15cm" fo:margin-bottom="0.15cm" fo:line-height="115%" fo:text-align="justify" style:justify-single-word="false"/>
      <style:text-properties style:font-name="Times" fo:font-size="12pt" style:font-name-asian="Times1" style:font-size-asian="12pt" style:language-asian="fr" style:country-asian="FR" style:font-name-complex="Times New Roman1"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_3c_salute_3e_" style:display-name="&lt;salute&gt;" style:family="paragraph" style:parent-style-name="Standard" style:default-outline-level="" style:list-style-name="">
      <style:paragraph-properties fo:margin-top="1cm" fo:margin-bottom="1cm" fo:line-height="100%"/>
      <style:text-properties style:font-name="Times" fo:font-size="12pt" style:font-name-asian="Times1" style:font-size-asian="12pt" style:language-asian="fr" style:country-asian="FR" style:font-name-complex="Times New Roman1" style:font-size-complex="10pt"/>
    </style:style>
    <style:style style:name="_3c_byline_3e_" style:display-name="&lt;byline&gt;" style:family="paragraph" style:parent-style-name="Standard" style:default-outline-level="" style:list-style-name="">
      <style:paragraph-properties fo:margin-top="0cm" fo:margin-bottom="0cm" fo:line-height="100%" fo:text-align="end" style:justify-single-word="false"/>
      <style:text-properties style:font-name="Times" fo:font-size="12pt" style:font-name-asian="Times1" style:font-size-asian="12pt" style:language-asian="fr" style:country-asian="FR" style:font-name-complex="Times New Roman1" style:font-size-complex="10pt"/>
    </style:style>
    <style:style style:name="_3c_l_3e_" style:display-name="&lt;l&gt;" style:family="paragraph" style:parent-style-name="Standard" style:default-outline-level="" style:list-style-name="">
      <style:paragraph-properties fo:margin-top="0cm" fo:margin-bottom="0cm" fo:line-height="100%"/>
      <style:text-properties style:font-name="Times" fo:font-size="12pt" style:font-name-asian="Times1" style:font-size-asian="12pt" style:language-asian="fr" style:country-asian="FR" style:font-name-complex="Times New Roman1" style:font-size-complex="10pt"/>
    </style:style>
    <style:style style:name="_3c_description_3e_" style:display-name="&lt;description&gt;" style:family="paragraph" style:parent-style-name="Standard" style:default-outline-level="" style:list-style-name="">
      <style:paragraph-properties fo:margin-top="0cm" fo:margin-bottom="0cm" fo:line-height="100%"/>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Default_20_Paragraph_20_Font" style:display-name="Default Paragraph Font" style:family="text"/>
    <style:style style:name="_3c_pb_3e_" style:display-name="&lt;pb&gt;" style:family="text">
      <style:text-properties fo:color="#999999" style:font-name="Arial, sans-serif" fo:font-size="11pt" fo:background-color="#ffffff" style:font-size-asian="11pt"/>
    </style:style>
    <style:style style:name="_3c_persName_3e_" style:display-name="&lt;persName&gt;" style:family="text">
      <style:text-properties fo:color="#ffffff" fo:background-color="#ffff00"/>
    </style:style>
    <style:style style:name="_3c_placeName_3e_" style:display-name="&lt;placeName&gt;" style:family="text">
      <style:text-properties fo:background-color="#ff0000"/>
    </style:style>
    <style:style style:name="_3c_name_3e_" style:display-name="&lt;name&gt;" style:family="text">
      <style:text-properties fo:color="#00000a" fo:background-color="#0000ff"/>
    </style:style>
    <style:style style:name="_3c_tech_3e_" style:display-name="&lt;tech&gt;" style:family="text">
      <style:text-properties fo:background-color="#ffff00"/>
    </style:style>
    <style:style style:name="Corps_20_de_20_texte_20_Car" style:display-name="Corps de texte Car" style:family="text" style:parent-style-name="Default_20_Paragraph_20_Font">
      <style:text-properties style:font-name="Times" fo:font-size="12pt" style:font-name-asian="Times1" style:font-size-asian="12pt" style:language-asian="fr" style:country-asian="FR" style:font-name-complex="Times New Roman1" style:font-size-complex="10pt"/>
    </style:style>
    <style:style style:name="_3c_foreign_3e_" style:display-name="&lt;foreign&gt;" style:family="text" style:parent-style-name="Default_20_Paragraph_20_Font">
      <style:text-properties fo:color="#ff00ff"/>
    </style:style>
    <style:style style:name="_3c_date_3e_" style:display-name="&lt;date&gt;" style:family="text" style:parent-style-name="Default_20_Paragraph_20_Font"/>
    <style:style style:name="_3c_description_3e__20_Car" style:display-name="&lt;description&gt; Car" style:family="text" style:parent-style-name="Default_20_Paragraph_20_Font">
      <style:text-properties style:font-name="Times New Roman" style:text-underline-style="solid" style:text-underline-width="auto" style:text-underline-color="font-color" style:font-name-asian="Times1" style:language-asian="fr" style:country-asian="FR" style:font-name-complex="Times New Roman1" style:font-size-complex="10pt"/>
    </style:style>
    <style:style style:name="Titre_20_1_20_Car" style:display-name="Titre 1 Car" style:family="text" style:parent-style-name="Default_20_Paragraph_20_Font">
      <style:text-properties fo:color="#2e74b5" style:font-name="Calibri Light" fo:font-size="16pt" style:font-size-asian="16pt" style:font-name-complex="F" style:font-size-complex="16pt"/>
    </style:style>
    <style:style style:name="Titre_20_2_20_Car" style:display-name="Titre 2 Car" style:family="text" style:parent-style-name="Default_20_Paragraph_20_Font">
      <style:text-properties fo:color="#2e74b5" style:font-name="Calibri Light" fo:font-size="13pt" style:font-size-asian="13pt" style:font-name-complex="F" style:font-size-complex="13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meta:editing-cycles>13</meta:editing-cycles>
    <meta:creation-date>2020-02-12T17:40:00</meta:creation-date>
    <dc:date>2020-03-04T19:26:33.91</dc:date>
    <meta:editing-duration>PT5M33S</meta:editing-duration>
    <meta:generator>OpenOffice/4.1.6$Win32 OpenOffice.org_project/416m1$Build-9790</meta:generator>
    <meta:document-statistic meta:table-count="0" meta:image-count="0" meta:object-count="0" meta:page-count="15" meta:paragraph-count="365" meta:word-count="2887" meta:character-count="158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